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ek 1 (14-17th of April): <text:tab/>Disposition, user manual, introduction and background</text:p>
      <text:p text:style-name="Standard"><text:tab/></text:p>
      <text:p text:style-name="Standard"><text:tab/>General and brief introduction</text:p>
      <text:p text:style-name="Standard"/>
      <text:p text:style-name="Standard"><text:tab/>Background:</text:p>
      <text:list xml:id="list9174803731" text:style-name="L1">
        <text:list-item>
          <text:list>
            <text:list-item>
              <text:list>
                <text:list-item>
                  <text:p text:style-name="P1">Motionvision in general and the lab at UU in particular</text:p>
                </text:list-item>
                <text:list-item>
                  <text:p text:style-name="P1">Purpose of the particular experiments with trackball setup</text:p>
                </text:list-item>
                <text:list-item>
                  <text:p text:style-name="P1">Setup and what is needed (software) </text:p>
                </text:list-item>
              </text:list>
            </text:list-item>
          </text:list>
        </text:list-item>
      </text:list>
      <text:p text:style-name="Standard"/>
      <text:p text:style-name="Standard">Week 2 (3 days): purpose and methodology</text:p>
      <text:p text:style-name="Standard"/>
      <text:p text:style-name="Standard"><text:tab/>Purpose and metodology:</text:p>
      <text:list xml:id="list719823908" text:style-name="L2">
        <text:list-item>
          <text:list>
            <text:list-item>
              <text:list>
                <text:list-item>
                  <text:p text:style-name="P2">Continues from background, why my thesis is needed, hypothesis, etc</text:p>
                </text:list-item>
                <text:list-item>
                  <text:p text:style-name="P2">methodology, get into uscd (theory?)</text:p>
                  <text:p text:style-name="P2"/>
                </text:list-item>
              </text:list>
            </text:list-item>
          </text:list>
        </text:list-item>
      </text:list>
      <text:p text:style-name="Standard">Week 3 (3 days): Design and implementation (see manual)</text:p>
      <text:p text:style-name="Standard"/>
      <text:p text:style-name="Standard"><text:tab/>Design:</text:p>
      <text:list xml:id="list1140269237" text:style-name="L3">
        <text:list-item>
          <text:list>
            <text:list-item>
              <text:list>
                <text:list-item>
                  <text:p text:style-name="P3">More about how ucsd was used, analysis and design artefacts</text:p>
                </text:list-item>
              </text:list>
            </text:list-item>
          </text:list>
        </text:list-item>
      </text:list>
      <text:p text:style-name="Standard"/>
      <text:p text:style-name="Standard"><text:tab/>Implementation:</text:p>
      <text:list xml:id="list375735765" text:style-name="L5">
        <text:list-item>
          <text:list>
            <text:list-item>
              <text:list>
                <text:list-item>
                  <text:p text:style-name="P4">Details about actual coding solutions</text:p>
                </text:list-item>
                <text:list-item>
                  <text:p text:style-name="P4">Much can be used from the user manual I think</text:p>
                </text:list-item>
              </text:list>
            </text:list-item>
          </text:list>
        </text:list-item>
      </text:list>
      <text:p text:style-name="Standard"/>
      <text:p text:style-name="Standard">Week 4: <text:tab/><text:tab/><text:tab/>Prepare evaluation and write as much as possible about it, theory and practice</text:p>
      <text:p text:style-name="Standard"/>
      <text:p text:style-name="Standard">Week 5: <text:tab/><text:tab/><text:tab/>Evaluation </text:p>
      <text:p text:style-name="Standard">Week 6: <text:tab/><text:tab/><text:tab/>Results, analysis and discussion</text:p>
      <text:p text:style-name="Standard">Week 7: <text:tab/><text:tab/><text:tab/>Putting it all together → conclusion</text:p>
      <text:p text:style-name="Standard">Week 8:<text:tab/><text:tab/><text:tab/>reser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1:46:39</meta:creation-date>
    <meta:generator>LibreOffice/3.5$Linux_x86 LibreOffice_project/350m1$Build-2</meta:generator>
    <dc:date>2014-04-16T13:06:36</dc:date>
    <meta:editing-duration>PT9M17S</meta:editing-duration>
    <meta:editing-cycles>9</meta:editing-cycles>
    <meta:print-date>2014-04-16T13:04:46</meta:print-date>
    <meta:document-statistic meta:table-count="0" meta:image-count="0" meta:object-count="0" meta:page-count="1" meta:paragraph-count="22" meta:word-count="144" meta:character-count="887" meta:non-whitespace-character-count="749"/>
  </office:meta>
</office:document-meta>
</file>